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2.802cm"/>
    </style:style>
    <style:style style:name="gr2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2.374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334cm"/>
    </style:style>
    <style:style style:name="gr5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436cm"/>
    </style:style>
    <style:style style:name="gr6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2.528cm"/>
    </style:style>
    <style:style style:name="gr7" style:family="graphic" style:parent-style-name="standard">
      <style:graphic-properties svg:stroke-color="#e8f2a1" draw:fill-color="#e8f2a1" draw:textarea-horizontal-align="justify" draw:textarea-vertical-align="middle" draw:auto-grow-height="false" fo:min-height="0.648cm" fo:min-width="1.142cm"/>
    </style:style>
    <style:style style:name="gr8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2.599cm"/>
    </style:style>
    <style:style style:name="gr9" style:family="graphic" style:parent-style-name="standard">
      <style:graphic-properties svg:stroke-color="#b4c7dc" draw:fill-color="#b4c7dc" draw:textarea-horizontal-align="justify" draw:textarea-vertical-align="middle" draw:auto-grow-height="false" fo:min-height="0.648cm" fo:min-width="2.883cm"/>
    </style:style>
    <style:style style:name="gr10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4.096cm"/>
    </style:style>
    <style:style style:name="gr11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697cm"/>
    </style:style>
    <style:style style:name="gr12" style:family="graphic" style:parent-style-name="standard">
      <style:graphic-properties svg:stroke-color="#e8f2a1" draw:fill-color="#e8f2a1" draw:textarea-horizontal-align="justify" draw:textarea-vertical-align="middle" draw:auto-grow-height="false" fo:min-height="0.648cm" fo:min-width="2.578cm"/>
    </style:style>
    <style:style style:name="gr13" style:family="graphic" style:parent-style-name="standard">
      <style:graphic-properties svg:stroke-color="#e8f2a1" draw:fill-color="#e8f2a1" draw:textarea-horizontal-align="justify" draw:textarea-vertical-align="middle" draw:auto-grow-height="false" fo:min-height="0.648cm" fo:min-width="3.027cm"/>
    </style:style>
    <style:style style:name="gr14" style:family="graphic" style:parent-style-name="standard">
      <style:graphic-properties svg:stroke-color="#e8f2a1" draw:fill-color="#e8f2a1" draw:textarea-horizontal-align="justify" draw:textarea-vertical-align="middle" draw:auto-grow-height="false" fo:min-height="0.648cm" fo:min-width="1.925cm"/>
    </style:style>
    <style:style style:name="gr15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615cm"/>
    </style:style>
    <style:style style:name="gr17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5.888cm"/>
    </style:style>
    <style:style style:name="gr18" style:family="graphic" style:parent-style-name="standard">
      <style:graphic-properties svg:stroke-color="#b4c7dc" draw:fill-color="#b4c7dc" draw:textarea-horizontal-align="justify" draw:textarea-vertical-align="middle" draw:auto-grow-height="false" fo:min-height="0.648cm" fo:min-width="3.682cm"/>
    </style:style>
    <style:style style:name="gr19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3.068cm"/>
    </style:style>
    <style:style style:name="gr20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3.157cm"/>
    </style:style>
    <style:style style:name="gr21" style:family="graphic" style:parent-style-name="standard">
      <style:graphic-properties svg:stroke-color="#ffb66c" svg:stroke-opacity="25%" draw:fill-color="#ffbf00" draw:opacity="25%" draw:textarea-horizontal-align="justify" draw:textarea-vertical-align="middle" draw:auto-grow-height="false" fo:min-height="0.648cm" fo:min-width="3.337cm"/>
    </style:style>
    <style:style style:name="gr22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25%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draw:stroke="solid" draw:stroke-dash="Fine_20_Dashed" svg:stroke-width="0.053cm" svg:stroke-color="#000000" draw:marker-start-width="0.279cm" draw:marker-end="Arrow" draw:marker-end-width="0.379cm" svg:stroke-opacity="25%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2.698cm"/>
    </style:style>
    <style:style style:name="gr25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124cm"/>
    </style:style>
    <style:style style:name="gr26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762cm"/>
    </style:style>
    <style:style style:name="gr27" style:family="graphic" style:parent-style-name="standard">
      <style:graphic-properties svg:stroke-color="#b4c7dc" draw:fill-color="#b4c7dc" draw:textarea-horizontal-align="justify" draw:textarea-vertical-align="middle" draw:auto-grow-height="false" fo:min-height="0.648cm" fo:min-width="2.88cm"/>
    </style:style>
    <style:style style:name="gr28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185cm"/>
    </style:style>
    <style:style style:name="gr29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2.354cm"/>
    </style:style>
    <style:style style:name="gr30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3.532cm"/>
    </style:style>
    <style:style style:name="gr31" style:family="graphic" style:parent-style-name="objectwithoutfill">
      <style:graphic-properties draw:stroke="dash" draw:stroke-dash="Dashed_20__28_var_29_"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fo:min-height="1.02cm"/>
    </style:style>
    <style:style style:name="gr33" style:family="graphic" style:parent-style-name="standard">
      <style:graphic-properties svg:stroke-color="#ffffd7" draw:fill-color="#ffffd7" draw:textarea-horizontal-align="justify" draw:textarea-vertical-align="middle" draw:auto-grow-height="false" fo:min-height="6.646cm" fo:min-width="14.132cm"/>
    </style:style>
    <style:style style:name="gr34" style:family="graphic" style:parent-style-name="standard">
      <style:graphic-properties draw:stroke="none" svg:stroke-color="#000000" draw:fill="none" draw:fill-color="#ffffff" fo:min-height="1.423cm"/>
    </style:style>
    <style:style style:name="gr35" style:family="graphic" style:parent-style-name="standard">
      <style:graphic-properties draw:stroke="none" svg:stroke-color="#000000" draw:fill="none" draw:fill-color="#ffffff" fo:min-height="4.978cm"/>
    </style:style>
    <style:style style:name="gr36" style:family="graphic" style:parent-style-name="standard">
      <style:graphic-properties svg:stroke-color="#ffb66c" draw:fill-color="#ffbf00" draw:textarea-horizontal-align="justify" draw:textarea-vertical-align="middle" draw:auto-grow-height="false" fo:min-height="0.648cm" fo:min-width="5.152cm"/>
    </style:style>
    <style:style style:name="gr37" style:family="graphic" style:parent-style-name="standard">
      <style:graphic-properties svg:stroke-color="#ffffd7" draw:fill-color="#ffffd7" draw:textarea-horizontal-align="justify" draw:textarea-vertical-align="middle" draw:auto-grow-height="false" fo:min-height="0.766cm" fo:min-width="4.456cm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8f2a1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-color="#ffbf00" draw:opacity="25%"/>
      <style:paragraph-properties fo:text-align="center"/>
    </style:style>
    <style:style style:name="P8" style:family="paragraph">
      <loext:graphic-properties draw:fill="none" draw:fill-color="#ffffff"/>
      <style:text-properties fo:color="#b2b2b2"/>
    </style:style>
    <style:style style:name="P9" style:family="paragraph">
      <style:paragraph-properties fo:text-align="start"/>
    </style:style>
    <style:style style:name="P10" style:family="paragraph">
      <loext:graphic-properties draw:fill-color="#ffffd7"/>
      <style:paragraph-properties fo:text-align="start"/>
    </style:style>
    <style:style style:name="P11" style:family="paragraph">
      <loext:graphic-properties draw:fill="none" draw:fill-color="#ffffff"/>
    </style:style>
    <style:style style:name="T1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1.016cm" svg:x="10.036cm" svg:y="0.308cm">
          <text:p text:style-name="P1">genome.f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4.064cm" svg:height="1.27cm" svg:x="0.239cm" svg:y="3.465cm">
          <text:p text:style-name="P1">faToTwoB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1.687cm" svg:y1="1.324cm" svg:x2="2.271cm" svg:y2="3.465cm" draw:start-shape="id1" draw:start-glue-point="6" draw:end-shape="id2" draw:end-glue-point="4" svg:d="M11687 1324c0 1606-9416 536-9416 2141" svg:viewBox="0 0 9417 2142">
          <text:p/>
        </draw:connector>
        <draw:custom-shape draw:style-name="gr2" draw:text-style-name="P3" xml:id="id3" draw:id="id3" draw:layer="layout" svg:width="4.064cm" svg:height="1.27cm" svg:x="0.239cm" svg:y="7.545cm">
          <text:p text:style-name="P1">twoBit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.271cm" svg:y1="4.735cm" svg:x2="2.271cm" svg:y2="7.545cm" draw:start-shape="id2" draw:start-glue-point="8" draw:end-shape="id3" svg:d="M2271 4735v2810" svg:viewBox="0 0 1 2811">
          <text:p/>
        </draw:connector>
        <draw:custom-shape draw:style-name="gr4" draw:text-style-name="P2" xml:id="id4" draw:id="id4" draw:layer="layout" svg:width="3.834cm" svg:height="1.016cm" svg:x="4.259cm" svg:y="11.86cm">
          <text:p text:style-name="P1">chrom.siz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3.936cm" svg:height="1.016cm" svg:x="0.303cm" svg:y="22.426cm">
          <text:p text:style-name="P1">genome.2b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2.271cm" svg:y1="8.815cm" svg:x2="6.176cm" svg:y2="11.86cm" draw:start-shape="id3" draw:start-glue-point="8" draw:end-shape="id4" draw:end-glue-point="4" svg:d="M2271 8815c0 2284 3905 762 3905 3045" svg:viewBox="0 0 3906 3046">
          <text:p/>
        </draw:connector>
        <draw:connector draw:style-name="gr3" draw:text-style-name="P4" draw:layer="layout" draw:type="curve" svg:x1="2.271cm" svg:y1="8.815cm" svg:x2="2.271cm" svg:y2="22.426cm" draw:start-shape="id3" draw:start-glue-point="8" draw:end-shape="id5" svg:d="M2271 8815v13611" svg:viewBox="0 0 1 13612">
          <text:p/>
        </draw:connector>
        <draw:custom-shape draw:style-name="gr6" draw:text-style-name="P3" xml:id="id6" draw:id="id6" draw:layer="layout" svg:width="4.282cm" svg:height="1.27cm" svg:x="9.546cm" svg:y="3.465cm">
          <text:p text:style-name="P1">hgGcPerc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1.687cm" svg:y1="1.324cm" svg:x2="11.687cm" svg:y2="3.465cm" draw:start-shape="id1" draw:start-glue-point="6" draw:end-shape="id6" svg:d="M11687 1324v2141" svg:viewBox="0 0 1 2142">
          <text:p/>
        </draw:connector>
        <draw:custom-shape draw:style-name="gr7" draw:text-style-name="P5" xml:id="id7" draw:id="id7" draw:layer="layout" svg:width="2.32cm" svg:height="1.27cm" svg:x="10.527cm" svg:y="7.545cm">
          <text:p text:style-name="P1">gz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1.687cm" svg:y1="4.735cm" svg:x2="11.687cm" svg:y2="7.545cm" draw:start-shape="id6" draw:start-glue-point="8" draw:end-shape="id7" svg:d="M11687 4735v2810" svg:viewBox="0 0 1 2811">
          <text:p/>
        </draw:connector>
        <draw:custom-shape draw:style-name="gr8" draw:text-style-name="P3" xml:id="id8" draw:id="id8" draw:layer="layout" svg:width="4.381cm" svg:height="1.27cm" svg:x="9.497cm" svg:y="14.042cm">
          <text:p text:style-name="P1">wigToBigW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1.687cm" svg:y1="8.815cm" svg:x2="11.687cm" svg:y2="14.042cm" draw:start-shape="id7" draw:start-glue-point="8" draw:end-shape="id8" svg:d="M11687 8815v5227" svg:viewBox="0 0 1 5228">
          <text:p/>
        </draw:connector>
        <draw:custom-shape draw:style-name="gr5" draw:text-style-name="P2" xml:id="id9" draw:id="id9" draw:layer="layout" svg:width="3.936cm" svg:height="1.016cm" svg:x="9.719cm" svg:y="22.427cm">
          <text:p text:style-name="P1">gc5Base.bw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11.688cm" svg:y1="15.312cm" svg:x2="11.687cm" svg:y2="22.427cm" draw:start-shape="id8" draw:start-glue-point="8" draw:end-shape="id9" svg:d="M11688 15312c0 5337-1 1780-1 7115" svg:viewBox="0 0 2 7116">
          <text:p/>
        </draw:connector>
        <draw:custom-shape draw:style-name="gr9" draw:text-style-name="P6" xml:id="id10" draw:id="id10" draw:layer="layout" svg:width="4.783cm" svg:height="1.27cm" svg:x="14.369cm" svg:y="3.465cm">
          <text:p text:style-name="P1">extract repea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1.687cm" svg:y1="1.324cm" svg:x2="16.761cm" svg:y2="3.465cm" draw:start-shape="id1" draw:start-glue-point="6" draw:end-shape="id10" draw:end-glue-point="4" svg:d="M11687 1324c0 1606 5074 536 5074 2141" svg:viewBox="0 0 5075 2142">
          <text:p/>
        </draw:connector>
        <draw:custom-shape draw:style-name="gr7" draw:text-style-name="P5" xml:id="id11" draw:id="id11" draw:layer="layout" svg:width="2.32cm" svg:height="1.27cm" svg:x="15.6cm" svg:y="11.845cm">
          <text:p text:style-name="P1">s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6.761cm" svg:y1="4.735cm" svg:x2="16.76cm" svg:y2="11.845cm" draw:start-shape="id10" draw:start-glue-point="8" draw:end-shape="id11" draw:end-glue-point="4" svg:d="M16761 4735c0 5334-1 1779-1 7110" svg:viewBox="0 0 2 7111">
          <text:p/>
        </draw:connector>
        <draw:custom-shape draw:style-name="gr8" draw:text-style-name="P3" xml:id="id12" draw:id="id12" draw:layer="layout" svg:width="4.381cm" svg:height="1.27cm" svg:x="14.57cm" svg:y="14.842cm">
          <text:p text:style-name="P1">bedToBigB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6.76cm" svg:y1="13.115cm" svg:x2="16.761cm" svg:y2="14.842cm" draw:start-shape="id11" draw:start-glue-point="8" draw:end-shape="id12" draw:end-glue-point="4" svg:d="M16760 13115c0 1296 1 433 1 1727" svg:viewBox="0 0 2 1728">
          <text:p/>
        </draw:connector>
        <draw:custom-shape draw:style-name="gr10" draw:text-style-name="P2" xml:id="id13" draw:id="id13" draw:layer="layout" svg:width="4.596cm" svg:height="1.016cm" svg:x="14.462cm" svg:y="22.428cm">
          <text:p text:style-name="P1">softmasking.b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16.761cm" svg:y1="16.112cm" svg:x2="16.76cm" svg:y2="22.428cm" draw:start-shape="id12" draw:start-glue-point="8" draw:end-shape="id13" draw:end-glue-point="0" svg:d="M16761 16112c0 4738-1 1581-1 6316" svg:viewBox="0 0 2 6317">
          <text:p/>
        </draw:connector>
        <draw:connector draw:style-name="gr3" draw:text-style-name="P4" draw:layer="layout" draw:type="curve" svg:x1="8.093cm" svg:y1="12.368cm" svg:x2="16.761cm" svg:y2="14.842cm" draw:start-shape="id4" draw:start-glue-point="7" draw:end-shape="id12" draw:end-glue-point="4" svg:d="M8093 12368c5779 0 8668 824 8668 2474" svg:viewBox="0 0 8669 2475">
          <text:p/>
        </draw:connector>
        <draw:custom-shape draw:style-name="gr11" draw:text-style-name="P2" xml:id="id17" draw:id="id17" draw:layer="layout" svg:width="4.197cm" svg:height="1.016cm" svg:x="22.048cm" svg:y="0.308cm">
          <text:p text:style-name="P1">RNAseq.b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5" xml:id="id14" draw:id="id14" draw:layer="layout" svg:width="4.352cm" svg:height="1.27cm" svg:x="21.97cm" svg:y="3.465cm">
          <text:p text:style-name="P1">samtools s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15" draw:id="id15" draw:layer="layout" svg:width="4.987cm" svg:height="1.27cm" svg:x="19.421cm" svg:y="6.045cm">
          <text:p text:style-name="P1">samtools ind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6" draw:id="id16" draw:layer="layout" svg:width="4.596cm" svg:height="1.016cm" svg:x="19.616cm" svg:y="22.429cm">
          <text:p text:style-name="P1">RNAseq.s.ba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24.146cm" svg:y1="4.735cm" svg:x2="21.915cm" svg:y2="6.045cm" draw:start-shape="id14" draw:start-glue-point="8" draw:end-shape="id15" draw:end-glue-point="4" svg:d="M24146 4735c0 984-2231 329-2231 1310" svg:viewBox="0 0 2232 1311">
          <text:p/>
        </draw:connector>
        <draw:connector draw:style-name="gr3" draw:text-style-name="P4" draw:layer="layout" draw:type="curve" svg:x1="21.915cm" svg:y1="7.315cm" svg:x2="21.914cm" svg:y2="22.429cm" draw:start-shape="id15" draw:start-glue-point="8" draw:end-shape="id16" draw:end-glue-point="4" svg:d="M21915 7315c0 11337-1 3780-1 15114" svg:viewBox="0 0 2 15115">
          <text:p/>
        </draw:connector>
        <draw:connector draw:style-name="gr3" draw:text-style-name="P4" draw:layer="layout" draw:type="curve" svg:x1="24.147cm" svg:y1="1.324cm" svg:x2="24.146cm" svg:y2="3.465cm" draw:start-shape="id17" draw:start-glue-point="6" draw:end-shape="id14" draw:end-glue-point="4" svg:d="M24147 1324c0 1606-1 536-1 2141" svg:viewBox="0 0 2 2142">
          <text:p/>
        </draw:connector>
        <draw:custom-shape draw:style-name="gr14" draw:text-style-name="P5" xml:id="id18" draw:id="id18" draw:layer="layout" svg:width="3.429cm" svg:height="1.27cm" svg:x="25.008cm" svg:y="6.045cm">
          <text:p text:style-name="P1">bam2w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4.146cm" svg:y1="4.735cm" svg:x2="26.723cm" svg:y2="6.045cm" draw:start-shape="id14" draw:start-glue-point="8" draw:end-shape="id18" draw:end-glue-point="4" svg:d="M24146 4735c0 984 2577 329 2577 1310" svg:viewBox="0 0 2578 1311">
          <text:p/>
        </draw:connector>
        <draw:connector draw:style-name="gr3" draw:text-style-name="P4" draw:layer="layout" draw:type="curve" svg:x1="8.093cm" svg:y1="12.368cm" svg:x2="11.688cm" svg:y2="14.042cm" draw:start-shape="id4" draw:start-glue-point="7" draw:end-shape="id8" draw:end-glue-point="4" svg:d="M8093 12368c2397 0 3595 558 3595 1674" svg:viewBox="0 0 3596 1675">
          <text:p/>
        </draw:connector>
        <draw:connector draw:style-name="gr15" draw:text-style-name="P4" draw:layer="layout" draw:type="curve" svg:x1="26.723cm" svg:y1="7.315cm" svg:x2="12.847cm" svg:y2="8.18cm" draw:start-shape="id18" draw:start-glue-point="8" draw:end-shape="id7" draw:end-glue-point="10" svg:d="M26723 7315c0 577-4625 865-13876 865" svg:viewBox="0 0 13877 866">
          <text:p/>
        </draw:connector>
        <draw:custom-shape draw:style-name="gr16" draw:text-style-name="P2" xml:id="id19" draw:id="id19" draw:layer="layout" svg:width="4.115cm" svg:height="1.016cm" svg:x="24.665cm" svg:y="22.43cm">
          <text:p text:style-name="P1">RNAseq.bw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4" draw:layer="layout" draw:type="curve" svg:x1="11.688cm" svg:y1="15.312cm" svg:x2="26.723cm" svg:y2="22.43cm" draw:start-shape="id8" draw:start-glue-point="8" draw:end-shape="id19" draw:end-glue-point="4" svg:d="M11688 15312c0 5340 15035 1781 15035 7118" svg:viewBox="0 0 15036 7119">
          <text:p/>
        </draw:connector>
        <draw:custom-shape draw:style-name="gr17" draw:text-style-name="P2" xml:id="id20" draw:id="id20" draw:layer="layout" svg:width="6.388cm" svg:height="1.016cm" svg:x="27.983cm" svg:y="0.309cm">
          <text:p text:style-name="P1">genes.gtf/genes.gff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6" xml:id="id21" draw:id="id21" draw:layer="layout" svg:width="5.914cm" svg:height="1.27cm" svg:x="28.238cm" svg:y="3.465cm">
          <text:p text:style-name="P1">standardize form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22" draw:id="id22" draw:layer="layout" svg:width="5.044cm" svg:height="1.27cm" svg:x="28.673cm" svg:y="7.545cm">
          <text:p text:style-name="P1">gtfToGeneP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xml:id="id23" draw:id="id23" draw:layer="layout" svg:width="5.171cm" svg:height="1.27cm" svg:x="28.61cm" svg:y="11.028cm">
          <text:p text:style-name="P1">genePredChe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24" draw:id="id24" draw:layer="layout" svg:width="5.425cm" svg:height="1.27cm" svg:x="22.683cm" svg:y="12.642cm">
          <text:p text:style-name="P1">genePredToB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31.177cm" svg:y1="1.325cm" svg:x2="31.195cm" svg:y2="3.465cm" draw:start-shape="id20" draw:start-glue-point="6" draw:end-shape="id21" draw:end-glue-point="4" svg:d="M31177 1325c0 1606 18 537 18 2140" svg:viewBox="0 0 19 2141">
          <text:p/>
        </draw:connector>
        <draw:connector draw:style-name="gr3" draw:text-style-name="P4" draw:layer="layout" draw:type="curve" svg:x1="31.195cm" svg:y1="4.735cm" svg:x2="31.195cm" svg:y2="7.545cm" draw:start-shape="id21" draw:start-glue-point="8" draw:end-shape="id22" draw:end-glue-point="4" svg:d="M31195 4735v2810" svg:viewBox="0 0 1 2811">
          <text:p/>
        </draw:connector>
        <draw:connector draw:style-name="gr3" draw:text-style-name="P4" draw:layer="layout" draw:type="curve" svg:x1="31.195cm" svg:y1="8.815cm" svg:x2="31.195cm" svg:y2="11.028cm" draw:start-shape="id22" draw:start-glue-point="8" draw:end-shape="id23" draw:end-glue-point="0" svg:d="M31195 8815v2213" svg:viewBox="0 0 1 2214">
          <text:p/>
        </draw:connector>
        <draw:connector draw:style-name="gr22" draw:text-style-name="P4" draw:layer="layout" draw:type="curve" svg:x1="31.196cm" svg:y1="12.298cm" svg:x2="28.108cm" svg:y2="13.277cm" draw:start-shape="id23" draw:start-glue-point="8" draw:end-shape="id24" svg:d="M31196 12298c0 653-1029 979-3088 979" svg:viewBox="0 0 3089 980">
          <text:p/>
        </draw:connector>
        <draw:connector draw:style-name="gr23" draw:text-style-name="P4" draw:layer="layout" draw:type="curve" svg:x1="25.396cm" svg:y1="13.912cm" svg:x2="17.581cm" svg:y2="12.929cm" draw:start-shape="id24" draw:start-glue-point="8" draw:end-shape="id11" draw:end-glue-point="9" svg:d="M25396 13912c0 753-7815 1244-7815-983" svg:viewBox="0 0 7816 1618">
          <text:p/>
        </draw:connector>
        <draw:custom-shape draw:style-name="gr24" draw:text-style-name="P2" xml:id="id25" draw:id="id25" draw:layer="layout" svg:width="3.198cm" svg:height="1.016cm" svg:x="29.296cm" svg:y="22.431cm">
          <text:p text:style-name="P1">genes.b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4" draw:layer="layout" draw:type="curve" svg:x1="16.76cm" svg:y1="16.112cm" svg:x2="30.895cm" svg:y2="22.431cm" draw:start-shape="id12" draw:end-shape="id25" draw:end-glue-point="4" svg:d="M16760 16112c0 4740 14135 1581 14135 6319" svg:viewBox="0 0 14136 6320">
          <text:p/>
        </draw:connector>
        <draw:custom-shape draw:style-name="gr25" draw:text-style-name="P2" xml:id="id26" draw:id="id26" draw:layer="layout" svg:width="3.624cm" svg:height="1.016cm" svg:x="38.284cm" svg:y="0.31cm">
          <text:p text:style-name="P1">maker.gff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" xml:id="id27" draw:id="id27" draw:layer="layout" svg:width="3.624cm" svg:height="1.016cm" svg:x="36.085cm" svg:y="3.592cm">
          <text:p text:style-name="P1">genes.gff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28" draw:id="id28" draw:layer="layout" svg:width="4.262cm" svg:height="1.016cm" svg:x="40.3cm" svg:y="3.592cm">
          <text:p text:style-name="P1">evidence.gff3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40.096cm" svg:y1="1.326cm" svg:x2="37.897cm" svg:y2="3.592cm" draw:start-shape="id26" draw:start-glue-point="6" draw:end-shape="id27" draw:end-glue-point="4" svg:d="M40096 1326c0 1701-2199 568-2199 2266" svg:viewBox="0 0 2200 2267">
          <text:p/>
        </draw:connector>
        <draw:connector draw:style-name="gr3" draw:text-style-name="P4" draw:layer="layout" draw:type="curve" svg:x1="40.096cm" svg:y1="1.326cm" svg:x2="42.431cm" svg:y2="3.592cm" draw:start-shape="id26" draw:start-glue-point="6" draw:end-shape="id28" draw:end-glue-point="0" svg:d="M40096 1326c0 1701 2335 568 2335 2266" svg:viewBox="0 0 2336 2267">
          <text:p/>
        </draw:connector>
        <draw:connector draw:style-name="gr3" draw:text-style-name="P4" draw:layer="layout" draw:type="curve" svg:x1="36.085cm" svg:y1="4.1cm" svg:x2="34.152cm" svg:y2="4.1cm" draw:start-shape="id27" draw:end-shape="id21" svg:d="M36085 4100h-1933" svg:viewBox="0 0 1934 1">
          <text:p/>
        </draw:connector>
        <draw:custom-shape draw:style-name="gr27" draw:text-style-name="P6" xml:id="id29" draw:id="id29" draw:layer="layout" svg:width="4.78cm" svg:height="1.27cm" svg:x="40.041cm" svg:y="7.345cm">
          <text:p text:style-name="P1">convert to b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42.431cm" svg:y1="4.608cm" svg:x2="42.431cm" svg:y2="7.345cm" draw:start-shape="id28" draw:start-glue-point="6" draw:end-shape="id29" svg:d="M42431 4608v2737" svg:viewBox="0 0 1 2738">
          <text:p/>
        </draw:connector>
        <draw:connector draw:style-name="gr15" draw:text-style-name="P4" draw:layer="layout" draw:type="curve" svg:x1="42.431cm" svg:y1="8.615cm" svg:x2="16.76cm" svg:y2="11.845cm" draw:start-shape="id29" draw:start-glue-point="8" draw:end-shape="id11" draw:end-glue-point="4" svg:d="M42431 8615c0 2424-25671 809-25671 3230" svg:viewBox="0 0 25672 3231">
          <text:p/>
        </draw:connector>
        <draw:custom-shape draw:style-name="gr28" draw:text-style-name="P2" xml:id="id33" draw:id="id33" draw:layer="layout" svg:width="3.685cm" svg:height="1.016cm" svg:x="32.997cm" svg:y="22.432cm">
          <text:p text:style-name="P1">evidence.b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30" draw:id="id30" draw:layer="layout" svg:width="2.854cm" svg:height="1.016cm" svg:x="48.285cm" svg:y="0.311cm">
          <text:p text:style-name="P1">hints.gf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" draw:layer="layout" svg:width="3.624cm" svg:height="1.016cm" svg:x="38.285cm" svg:y="0.311cm">
          <text:p text:style-name="P1">maker.gff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" xml:id="id31" draw:id="id31" draw:layer="layout" svg:width="4.032cm" svg:height="1.016cm" svg:x="45.369cm" svg:y="3.592cm">
          <text:p text:style-name="P1">gene-like.gt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" xml:id="id32" draw:id="id32" draw:layer="layout" svg:width="4.262cm" svg:height="1.016cm" svg:x="49.884cm" svg:y="3.592cm">
          <text:p text:style-name="P1">segments.gf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49.712cm" svg:y1="1.327cm" svg:x2="47.385cm" svg:y2="3.592cm" draw:start-shape="id30" draw:end-shape="id31" draw:end-glue-point="0" svg:d="M49712 1327c0 1699-2327 567-2327 2265" svg:viewBox="0 0 2328 2266">
          <text:p/>
        </draw:connector>
        <draw:connector draw:style-name="gr3" draw:text-style-name="P4" draw:layer="layout" draw:type="curve" svg:x1="49.712cm" svg:y1="1.327cm" svg:x2="52.015cm" svg:y2="3.592cm" draw:start-shape="id30" draw:start-glue-point="6" draw:end-shape="id32" svg:d="M49712 1327c0 1699 2303 567 2303 2265" svg:viewBox="0 0 2304 2266">
          <text:p/>
        </draw:connector>
        <draw:connector draw:style-name="gr3" draw:text-style-name="P4" draw:layer="layout" draw:type="curve" svg:x1="47.385cm" svg:y1="4.608cm" svg:x2="33.286cm" svg:y2="4.549cm" draw:start-shape="id31" draw:start-glue-point="6" draw:end-shape="id21" draw:end-glue-point="9" svg:d="M47385 4608c0 943-14099 973-14099-59" svg:viewBox="0 0 14100 771">
          <text:p/>
        </draw:connector>
        <draw:connector draw:style-name="gr15" draw:text-style-name="P4" draw:layer="layout" draw:type="curve" svg:x1="16.761cm" svg:y1="16.112cm" svg:x2="34.84cm" svg:y2="22.432cm" draw:start-shape="id12" draw:start-glue-point="8" draw:end-shape="id33" draw:end-glue-point="4" svg:d="M16761 16112c0 4741 18079 1582 18079 6320" svg:viewBox="0 0 18080 6321">
          <text:p/>
        </draw:connector>
        <draw:connector draw:style-name="gr15" draw:text-style-name="P4" draw:layer="layout" draw:type="curve" svg:x1="52.015cm" svg:y1="4.608cm" svg:x2="44.821cm" svg:y2="7.98cm" draw:start-shape="id32" draw:start-glue-point="6" draw:end-shape="id29" draw:end-glue-point="10" svg:d="M52015 4608c0 2248-2398 3372-7194 3372" svg:viewBox="0 0 7195 3373">
          <text:p/>
        </draw:connector>
        <draw:line draw:style-name="gr31" draw:text-style-name="P4" draw:layer="layout" svg:x1="0.254cm" svg:y1="1.651cm" svg:x2="54.162cm" svg:y2="1.759cm">
          <text:p/>
        </draw:line>
        <draw:frame draw:style-name="gr32" draw:text-style-name="P8" draw:layer="layout" svg:width="4.064cm" svg:height="1.27cm" svg:x="0.001cm" svg:y="0.424cm">
          <draw:text-box>
            <text:p><text:span text:style-name="T1">Input files:</text:span></text:p>
          </draw:text-box>
        </draw:frame>
        <draw:line draw:style-name="gr31" draw:text-style-name="P4" draw:layer="layout" svg:x1="0.254cm" svg:y1="20.73cm" svg:x2="37.652cm" svg:y2="20.733cm">
          <text:p/>
        </draw:line>
        <draw:frame draw:style-name="gr32" draw:text-style-name="P8" draw:layer="layout" svg:width="4.064cm" svg:height="1.27cm" svg:x="2.501cm" svg:y="20.724cm">
          <draw:text-box>
            <text:p><text:span text:style-name="T1">Output files:</text:span></text:p>
          </draw:text-box>
        </draw:frame>
        <draw:line draw:style-name="gr31" draw:text-style-name="P4" draw:layer="layout" svg:x1="37.779cm" svg:y1="20.745cm" svg:x2="37.779cm" svg:y2="10.836cm">
          <text:p/>
        </draw:line>
        <draw:line draw:style-name="gr31" draw:text-style-name="P4" draw:layer="layout" svg:x1="37.779cm" svg:y1="10.711cm" svg:x2="54.161cm" svg:y2="10.711cm">
          <text:p/>
        </draw:line>
        <draw:custom-shape draw:style-name="gr33" draw:text-style-name="P10" draw:layer="layout" svg:width="14.632cm" svg:height="6.896cm" svg:x="38.641cm" svg:y="11.408cm">
          <text:p text:style-name="P9">label/</text:p>
          <text:p text:style-name="P9"><text:s text:c="9"/>hub.txt</text:p>
          <text:p text:style-name="P9"><text:s text:c="9"/>genomes.txt</text:p>
          <text:p text:style-name="P9"><text:s text:c="9"/>aboutHub.txt</text:p>
          <text:p text:style-name="P9"><text:s text:c="9"/>label/</text:p>
          <text:p text:style-name="P9"><text:s text:c="18"/>trackDb.txt</text:p>
          <text:p text:style-name="P9"><text:s text:c="18"/>groups.txt</text:p>
          <text:p text:style-name="P9"><text:tab/> <text:s text:c="10"/>[track_files in 2bit, bw, bb, bam format]</text:p>
          <text:p text:style-name="P9"><text:s text:c="18"/>[track_descriptions].html</text:p>
          <text:p text:style-name="P9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4" draw:text-style-name="P8" draw:layer="layout" svg:width="4.445cm" svg:height="1.673cm" svg:x="0.001cm" svg:y="1.724cm">
          <draw:text-box>
            <text:p><text:span text:style-name="T1">make_hub.py</text:span></text:p>
          </draw:text-box>
        </draw:frame>
        <draw:line draw:style-name="gr31" draw:text-style-name="P4" draw:layer="layout" svg:x1="0.254cm" svg:y1="23.835cm" svg:x2="39.176cm" svg:y2="23.833cm">
          <text:p/>
        </draw:line>
        <draw:line draw:style-name="gr31" draw:text-style-name="P4" draw:layer="layout" svg:x1="39.291cm" svg:y1="23.746cm" svg:x2="39.291cm" svg:y2="19.093cm">
          <text:p/>
        </draw:line>
        <draw:line draw:style-name="gr31" draw:text-style-name="P4" draw:layer="layout" svg:x1="39.303cm" svg:y1="19.207cm" svg:x2="54.176cm" svg:y2="19.206cm">
          <text:p/>
        </draw:line>
        <draw:frame draw:style-name="gr32" draw:text-style-name="P8" draw:layer="layout" svg:width="4.064cm" svg:height="1.27cm" svg:x="39.43cm" svg:y="19.347cm">
          <draw:text-box>
            <text:p><text:span text:style-name="T1">User action:</text:span></text:p>
          </draw:text-box>
        </draw:frame>
        <draw:frame draw:style-name="gr35" draw:text-style-name="P11" draw:layer="layout" svg:width="15.332cm" svg:height="5.228cm" svg:x="39.719cm" svg:y="20.49cm">
          <draw:text-box>
            <text:p>scp -r label user@server:/target/location</text:p>
            <text:p/>
            <text:p>Feed the link to hub.txt to UCSC genome browser:</text:p>
            <text:p><text:tab/>My Data -&gt; Track Hubs -&gt; MyHubs</text:p>
            <text:p/>
            <text:p/>
            <text:p/>
          </draw:text-box>
        </draw:frame>
        <draw:custom-shape draw:style-name="gr36" draw:text-style-name="P3" xml:id="id34" draw:id="id34" draw:layer="layout" svg:width="7.992cm" svg:height="1.27cm" svg:x="29.416cm" svg:y="14.143cm">
          <text:p text:style-name="P1">genePredToBigGeneP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31.196cm" svg:y1="12.298cm" svg:x2="33.412cm" svg:y2="14.143cm" draw:start-shape="id23" draw:start-glue-point="8" draw:end-shape="id34" draw:end-glue-point="4" svg:d="M31196 12298c0 1384 2216 462 2216 1845" svg:viewBox="0 0 2217 1846">
          <text:p/>
        </draw:connector>
        <draw:connector draw:style-name="gr3" draw:text-style-name="P4" draw:layer="layout" draw:type="curve" svg:x1="33.412cm" svg:y1="15.413cm" svg:x2="17.581cm" svg:y2="12.929cm" draw:start-shape="id34" draw:start-glue-point="8" draw:end-shape="id11" draw:end-glue-point="9" svg:d="M33412 15413c0 753-15831 1995-15831-2484" svg:viewBox="0 0 15832 3234">
          <text:p/>
        </draw:connector>
        <draw:custom-shape draw:style-name="gr37" draw:text-style-name="P2" xml:id="id35" draw:id="id35" draw:layer="layout" svg:width="4.956cm" svg:height="1.016cm" svg:x="4.504cm" svg:y="22.427cm">
          <text:p text:style-name="P1">cytoBandIdeo.b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curve" svg:x1="16.761cm" svg:y1="16.112cm" svg:x2="6.982cm" svg:y2="22.427cm" draw:start-shape="id12" draw:start-glue-point="8" draw:end-shape="id35" draw:end-glue-point="4" svg:d="M16761 16112c0 4737-9779 1580-9779 6315" svg:viewBox="0 0 9780 6316">
          <text:p/>
        </draw:connector>
        <draw:connector draw:style-name="gr3" draw:text-style-name="P4" draw:layer="layout" draw:type="curve" svg:x1="8.093cm" svg:y1="12.368cm" svg:x2="15.6cm" svg:y2="12.48cm" draw:start-shape="id4" draw:start-glue-point="7" draw:end-shape="id11" svg:d="M8093 12368c5631 0 1878 112 7507 112" svg:viewBox="0 0 7508 1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54.6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4:22:25.564837106</meta:creation-date>
    <meta:generator>LibreOffice/6.0.7.3$Linux_X86_64 LibreOffice_project/00m0$Build-3</meta:generator>
    <dc:date>2019-03-25T14:19:48.166122265</dc:date>
    <meta:editing-duration>PT1H6M23S</meta:editing-duration>
    <meta:editing-cycles>13</meta:editing-cycles>
    <meta:document-statistic meta:object-count="89"/>
  </office:meta>
</office:document-meta>
</file>